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FreeSans" svg:font-family="FreeSans" style:font-family-generic="roman" style:font-pitch="variable"/>
    <style:font-face style:name="DejaVu Sans" svg:font-family="DejaVu Sans" style:font-family-generic="swiss" style:font-pitch="variable" svg:panose-1="2 11 6 3 3 8 4 2 2 4"/>
    <style:font-face style:name="Liberation Serif" svg:font-family="Liberation Serif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size="16pt" style:font-size-asian="16pt" style:font-size-complex="16pt" fo:hyphenate="true"/>
    </style:style>
    <style:style style:name="P3" style:parent-style-name="Normal" style:family="paragraph">
      <style:text-properties fo:font-size="16pt" style:font-size-asian="16pt" style:font-size-complex="16pt" fo:hyphenate="true"/>
    </style:style>
    <style:style style:name="P4" style:parent-style-name="Normal" style:family="paragraph">
      <style:text-properties fo:hyphenate="true"/>
    </style:style>
    <style:style style:name="T5" style:parent-style-name="Fuentedepárrafopredeter." style:family="text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7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8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 fo:hyphenate="true"/>
    </style:style>
    <style:style style:name="P9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 fo:hyphenate="true"/>
    </style:style>
    <style:style style:name="P10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11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 fo:hyphenate="true"/>
    </style:style>
    <style:style style:name="P12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 fo:hyphenate="true"/>
    </style:style>
    <style:style style:name="P13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 fo:hyphenate="true"/>
    </style:style>
    <style:style style:name="P14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 fo:hyphenate="true"/>
    </style:style>
    <style:style style:name="P15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16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17" style:parent-style-name="Normal" style:family="paragraph">
      <style:text-properties style:font-name="Century Gothic" style:font-name-asian="Century Gothic" style:font-name-complex="Century Gothic" fo:font-weight="bold" style:font-weight-asian="bold" fo:color="#476166" fo:font-size="16pt" style:font-size-asian="16pt" style:font-size-complex="16pt" fo:hyphenate="true"/>
    </style:style>
    <style:style style:name="P18" style:parent-style-name="Título1" style:family="paragraph">
      <style:text-properties fo:font-size="16pt" style:font-size-asian="16pt" style:font-size-complex="16pt"/>
    </style:style>
    <style:style style:name="T19" style:parent-style-name="Fuentedepárrafopredeter." style:family="text">
      <style:text-properties fo:color="#70AD47"/>
    </style:style>
    <style:style style:name="T20" style:parent-style-name="Fuentedepárrafopredeter." style:family="text">
      <style:text-properties fo:color="#FF0000"/>
    </style:style>
    <style:style style:name="T21" style:parent-style-name="Fuentedepárrafopredeter." style:family="text">
      <style:text-properties fo:color="#70AD47"/>
    </style:style>
    <style:style style:name="T22" style:parent-style-name="Fuentedepárrafopredeter." style:family="text">
      <style:text-properties fo:color="#FF0000"/>
    </style:style>
    <style:style style:name="T23" style:parent-style-name="Fuentedepárrafopredeter." style:family="text">
      <style:text-properties fo:color="#70AD47"/>
    </style:style>
    <style:style style:name="T24" style:parent-style-name="Fuentedepárrafopredeter." style:family="text">
      <style:text-properties fo:color="#FF0000"/>
    </style:style>
    <style:style style:name="T25" style:parent-style-name="Fuentedepárrafopredeter." style:family="text">
      <style:text-properties fo:color="#70AD47"/>
    </style:style>
    <style:style style:name="T26" style:parent-style-name="Fuentedepárrafopredeter." style:family="text">
      <style:text-properties fo:color="#FF0000"/>
    </style:style>
    <style:style style:name="T27" style:parent-style-name="Fuentedepárrafopredeter." style:family="text">
      <style:text-properties fo:color="#70AD47"/>
    </style:style>
    <style:style style:name="T28" style:parent-style-name="Fuentedepárrafopredeter." style:family="text">
      <style:text-properties fo:color="#FF0000"/>
    </style:style>
    <style:style style:name="T29" style:parent-style-name="Fuentedepárrafopredeter." style:family="text">
      <style:text-properties fo:color="#FF0000"/>
    </style:style>
    <style:style style:name="T30" style:parent-style-name="Fuentedepárrafopredeter." style:family="text">
      <style:text-properties fo:color="#70AD47"/>
    </style:style>
    <style:style style:name="T31" style:parent-style-name="Fuentedepárrafopredeter." style:family="text">
      <style:text-properties fo:color="#FF0000"/>
    </style:style>
    <style:style style:name="T32" style:parent-style-name="Fuentedepárrafopredeter." style:family="text">
      <style:text-properties fo:color="#70AD47"/>
    </style:style>
    <style:style style:name="T33" style:parent-style-name="Fuentedepárrafopredeter." style:family="text">
      <style:text-properties fo:color="#FF0000"/>
    </style:style>
    <style:style style:name="T34" style:parent-style-name="Fuentedepárrafopredeter." style:family="text">
      <style:text-properties fo:color="#FF0000"/>
    </style:style>
    <style:style style:name="P35" style:parent-style-name="Normal" style:family="paragraph">
      <style:text-properties fo:color="#FF0000"/>
    </style:style>
    <style:style style:name="P36" style:parent-style-name="Normal" style:family="paragraph">
      <style:text-properties fo:color="#FF0000"/>
    </style:style>
    <style:style style:name="P37" style:parent-style-name="Normal" style:family="paragraph">
      <style:text-properties fo:color="#FF0000"/>
    </style:style>
    <style:style style:name="P38" style:parent-style-name="Normal" style:family="paragraph">
      <style:text-properties fo:color="#FF0000"/>
    </style:style>
    <style:style style:name="P39" style:parent-style-name="Normal" style:family="paragraph">
      <style:text-properties fo:color="#FF0000" fo:language="en" fo:country="US"/>
    </style:style>
    <style:style style:name="P40" style:parent-style-name="Normal" style:family="paragraph">
      <style:text-properties fo:color="#FF0000" fo:language="en" fo:country="US"/>
    </style:style>
    <style:style style:name="P41" style:parent-style-name="Normal" style:family="paragraph">
      <style:text-properties style:font-name="Consolas" style:font-name-asian="Times New Roman" fo:color="#36F9F6" fo:language="en" fo:country="US" style:language-asian="es" style:country-asian="ES"/>
    </style:style>
    <style:style style:name="P42" style:parent-style-name="Normal" style:family="paragraph">
      <style:text-properties fo:color="#FF0000" fo:language="en" fo:country="US"/>
    </style:style>
    <style:style style:name="P43" style:parent-style-name="Normal" style:family="paragraph">
      <style:text-properties fo:color="#FF0000" fo:language="en" fo:country="US"/>
    </style:style>
    <style:style style:name="P44" style:parent-style-name="Normal" style:family="paragraph">
      <style:text-properties fo:color="#FF0000" fo:language="en" fo:country="US"/>
    </style:style>
    <style:style style:name="P45" style:parent-style-name="Normal" style:family="paragraph">
      <style:text-properties fo:color="#FF0000" fo:language="en" fo:country="US"/>
    </style:style>
    <style:style style:name="P46" style:parent-style-name="Normal" style:family="paragraph">
      <style:text-properties fo:color="#FF0000" fo:language="en" fo:country="US"/>
    </style:style>
    <style:style style:name="P47" style:parent-style-name="Normal" style:family="paragraph">
      <style:text-properties fo:color="#FF0000" fo:language="en" fo:country="US"/>
    </style:style>
    <style:style style:name="P48" style:parent-style-name="Normal" style:family="paragraph">
      <style:text-properties fo:color="#FF0000" fo:language="en" fo:country="US"/>
    </style:style>
    <style:style style:name="P49" style:parent-style-name="Normal" style:family="paragraph">
      <style:text-properties fo:color="#FF0000" style:language-asian="es" style:country-asian="ES"/>
    </style:style>
    <style:style style:name="P50" style:parent-style-name="Normal" style:family="paragraph">
      <style:text-properties fo:color="#FF0000" style:language-asian="es" style:country-asian="ES"/>
    </style:style>
    <style:style style:name="P51" style:parent-style-name="Normal" style:family="paragraph">
      <style:text-properties fo:color="#FF0000" fo:language="en" fo:country="US" style:language-asian="es" style:country-asian="ES"/>
    </style:style>
    <style:style style:name="P52" style:parent-style-name="Normal" style:family="paragraph">
      <style:text-properties fo:language="en" fo:country="US" style:language-asian="es" style:country-asian="E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color="#FF0000" style:language-asian="es" style:country-asian="ES"/>
    </style:style>
    <style:style style:name="P5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T61" style:parent-style-name="Textoennegrita" style:family="text">
      <style:text-properties fo:font-size="16pt" style:font-size-asian="16pt" style:font-size-complex="16pt"/>
    </style:style>
    <style:style style:name="P62" style:parent-style-name="Normal" style:family="paragraph">
      <style:text-properties fo:font-size="16pt" style:font-size-asian="16pt" style:font-size-complex="16pt"/>
    </style:style>
    <style:style style:name="T63" style:parent-style-name="Fuentedepárrafopredeter." style:family="text">
      <style:text-properties fo:color="#70AD47" fo:font-size="16pt" style:font-size-asian="16pt" style:font-size-complex="16pt"/>
    </style:style>
    <style:style style:name="T64" style:parent-style-name="Fuentedepárrafopredeter." style:family="text">
      <style:text-properties fo:font-size="16pt" style:font-size-asian="16pt" style:font-size-complex="16pt"/>
    </style:style>
    <style:style style:name="T65" style:parent-style-name="Fuentedepárrafopredeter." style:family="text">
      <style:text-properties fo:color="#FF0000" fo:font-size="16pt" style:font-size-asian="16pt" style:font-size-complex="16pt"/>
    </style:style>
    <style:style style:name="T66" style:parent-style-name="Fuentedepárrafopredeter." style:family="text">
      <style:text-properties fo:color="#70AD47" fo:font-size="16pt" style:font-size-asian="16pt" style:font-size-complex="16pt"/>
    </style:style>
    <style:style style:name="T67" style:parent-style-name="Fuentedepárrafopredeter." style:family="text">
      <style:text-properties fo:color="#FF0000" fo:font-size="16pt" style:font-size-asian="16pt" style:font-size-complex="16pt"/>
    </style:style>
    <style:style style:name="T68" style:parent-style-name="Fuentedepárrafopredeter." style:family="text">
      <style:text-properties fo:color="#70AD47" fo:font-size="16pt" style:font-size-asian="16pt" style:font-size-complex="16pt"/>
    </style:style>
    <style:style style:name="T69" style:parent-style-name="Fuentedepárrafopredeter." style:family="text">
      <style:text-properties fo:color="#FF0000" fo:font-size="16pt" style:font-size-asian="16pt" style:font-size-complex="16pt"/>
    </style:style>
    <style:style style:name="T70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71" style:parent-style-name="Fuentedepárrafopredeter." style:family="text">
      <style:text-properties fo:font-size="16pt" style:font-size-asian="16pt" style:font-size-complex="16pt" fo:language="en" fo:country="US"/>
    </style:style>
    <style:style style:name="T72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73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74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75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76" style:parent-style-name="Fuentedepárrafopredeter." style:family="text">
      <style:text-properties fo:font-size="16pt" style:font-size-asian="16pt" style:font-size-complex="16pt" fo:language="en" fo:country="US"/>
    </style:style>
    <style:style style:name="T77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P78" style:parent-style-name="Normal" style:family="paragraph">
      <style:text-properties fo:color="#FF0000" fo:font-size="16pt" style:font-size-asian="16pt" style:font-size-complex="16pt" fo:language="en" fo:country="US"/>
    </style:style>
    <style:style style:name="P79" style:parent-style-name="Normal" style:family="paragraph">
      <style:text-properties fo:color="#FF0000" fo:font-size="16pt" style:font-size-asian="16pt" style:font-size-complex="16pt" fo:language="en" fo:country="US"/>
    </style:style>
    <style:style style:name="T80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P81" style:parent-style-name="Normal" style:family="paragraph">
      <style:text-properties fo:color="#FF0000" fo:font-size="16pt" style:font-size-asian="16pt" style:font-size-complex="16pt" fo:language="en" fo:country="US"/>
    </style:style>
    <style:style style:name="P82" style:parent-style-name="Normal" style:family="paragraph">
      <style:text-properties fo:color="#FF0000" fo:font-size="16pt" style:font-size-asian="16pt" style:font-size-complex="16pt" fo:language="en" fo:country="US"/>
    </style:style>
    <style:style style:name="P83" style:parent-style-name="Normal" style:family="paragraph">
      <style:text-properties fo:color="#FF0000" fo:font-size="16pt" style:font-size-asian="16pt" style:font-size-complex="16pt"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font-size="16pt" style:font-size-asian="16pt" style:font-size-complex="16pt" fo:language="en" fo:country="US"/>
    </style:style>
    <style:style style:name="T86" style:parent-style-name="Textoennegrita" style:family="text">
      <style:text-properties fo:font-size="16pt" style:font-size-asian="16pt" style:font-size-complex="16pt" fo:language="en" fo:country="US"/>
    </style:style>
    <style:style style:name="P87" style:parent-style-name="Normal" style:family="paragraph">
      <style:text-properties fo:font-size="16pt" style:font-size-asian="16pt" style:font-size-complex="16pt" fo:language="en" fo:country="US"/>
    </style:style>
    <style:style style:name="T88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89" style:parent-style-name="Fuentedepárrafopredeter." style:family="text">
      <style:text-properties fo:font-size="16pt" style:font-size-asian="16pt" style:font-size-complex="16pt" fo:language="en" fo:country="US"/>
    </style:style>
    <style:style style:name="T90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91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92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93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94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95" style:parent-style-name="Fuentedepárrafopredeter." style:family="text">
      <style:text-properties fo:color="#FF0000" fo:font-size="16pt" style:font-size-asian="16pt" style:font-size-complex="16pt"/>
    </style:style>
    <style:style style:name="T96" style:parent-style-name="Fuentedepárrafopredeter." style:family="text">
      <style:text-properties fo:color="#FF0000" fo:font-size="16pt" style:font-size-asian="16pt" style:font-size-complex="16pt"/>
    </style:style>
    <style:style style:name="T97" style:parent-style-name="Fuentedepárrafopredeter." style:family="text">
      <style:text-properties fo:color="#70AD47" fo:font-size="16pt" style:font-size-asian="16pt" style:font-size-complex="16pt"/>
    </style:style>
    <style:style style:name="T98" style:parent-style-name="Fuentedepárrafopredeter." style:family="text">
      <style:text-properties fo:font-size="16pt" style:font-size-asian="16pt" style:font-size-complex="16pt"/>
    </style:style>
    <style:style style:name="T99" style:parent-style-name="Fuentedepárrafopredeter." style:family="text">
      <style:text-properties fo:color="#FF0000" fo:font-size="16pt" style:font-size-asian="16pt" style:font-size-complex="16pt"/>
    </style:style>
    <style:style style:name="T100" style:parent-style-name="Fuentedepárrafopredeter." style:family="text">
      <style:text-properties fo:color="#70AD47" fo:font-size="16pt" style:font-size-asian="16pt" style:font-size-complex="16pt"/>
    </style:style>
    <style:style style:name="T101" style:parent-style-name="Fuentedepárrafopredeter." style:family="text">
      <style:text-properties fo:color="#FF0000" fo:font-size="16pt" style:font-size-asian="16pt" style:font-size-complex="16pt"/>
    </style:style>
    <style:style style:name="T102" style:parent-style-name="Fuentedepárrafopredeter." style:family="text">
      <style:text-properties fo:color="#70AD47" fo:font-size="16pt" style:font-size-asian="16pt" style:font-size-complex="16pt"/>
    </style:style>
    <style:style style:name="T103" style:parent-style-name="Fuentedepárrafopredeter." style:family="text">
      <style:text-properties fo:font-size="16pt" style:font-size-asian="16pt" style:font-size-complex="16pt"/>
    </style:style>
    <style:style style:name="T104" style:parent-style-name="Fuentedepárrafopredeter." style:family="text">
      <style:text-properties fo:color="#FF0000" fo:font-size="16pt" style:font-size-asian="16pt" style:font-size-complex="16pt"/>
    </style:style>
    <style:style style:name="T105" style:parent-style-name="Fuentedepárrafopredeter." style:family="text">
      <style:text-properties fo:color="#70AD47" fo:font-size="16pt" style:font-size-asian="16pt" style:font-size-complex="16pt"/>
    </style:style>
    <style:style style:name="T106" style:parent-style-name="Fuentedepárrafopredeter." style:family="text">
      <style:text-properties fo:color="#FF0000" fo:font-size="16pt" style:font-size-asian="16pt" style:font-size-complex="16pt"/>
    </style:style>
    <style:style style:name="T107" style:parent-style-name="Fuentedepárrafopredeter." style:family="text">
      <style:text-properties fo:color="#70AD47" fo:font-size="16pt" style:font-size-asian="16pt" style:font-size-complex="16pt"/>
    </style:style>
    <style:style style:name="T108" style:parent-style-name="Fuentedepárrafopredeter." style:family="text">
      <style:text-properties fo:font-size="16pt" style:font-size-asian="16pt" style:font-size-complex="16pt"/>
    </style:style>
    <style:style style:name="T109" style:parent-style-name="Fuentedepárrafopredeter." style:family="text">
      <style:text-properties fo:color="#FF0000" fo:font-size="16pt" style:font-size-asian="16pt" style:font-size-complex="16pt"/>
    </style:style>
    <style:style style:name="T110" style:parent-style-name="Fuentedepárrafopredeter." style:family="text">
      <style:text-properties fo:color="#FF0000" fo:font-size="16pt" style:font-size-asian="16pt" style:font-size-complex="16pt"/>
    </style:style>
    <style:style style:name="P111" style:parent-style-name="Normal" style:family="paragraph">
      <style:text-properties fo:font-size="16pt" style:font-size-asian="16pt" style:font-size-complex="16pt"/>
    </style:style>
    <style:style style:name="P11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1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14" style:parent-style-name="Normal" style:family="paragraph">
      <style:text-properties fo:color="#70AD47" fo:font-size="16pt" style:font-size-asian="16pt" style:font-size-complex="16pt"/>
    </style:style>
    <style:style style:name="P115" style:parent-style-name="Normal" style:family="paragraph">
      <style:text-properties fo:color="#70AD47" fo:font-size="16pt" style:font-size-asian="16pt" style:font-size-complex="16pt"/>
    </style:style>
    <style:style style:name="P116" style:parent-style-name="Normal" style:family="paragraph">
      <style:text-properties fo:color="#70AD47" fo:font-size="16pt" style:font-size-asian="16pt" style:font-size-complex="16pt"/>
    </style:style>
    <style:style style:name="P117" style:parent-style-name="Normal" style:family="paragraph">
      <style:text-properties fo:color="#70AD47" fo:font-size="16pt" style:font-size-asian="16pt" style:font-size-complex="16pt"/>
    </style:style>
    <style:style style:name="T118" style:parent-style-name="Fuentedepárrafopredeter." style:family="text">
      <style:text-properties fo:color="#70AD47" fo:font-size="16pt" style:font-size-asian="16pt" style:font-size-complex="16pt"/>
    </style:style>
    <style:style style:name="P119" style:parent-style-name="Normal" style:family="paragraph">
      <style:text-properties fo:font-size="16pt" style:font-size-asian="16pt" style:font-size-complex="16pt"/>
    </style:style>
    <style:style style:name="T120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21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22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23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24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25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26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P127" style:parent-style-name="Normal" style:family="paragraph">
      <style:text-properties fo:language="en" fo:country="US"/>
    </style:style>
    <style:style style:name="T128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29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30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31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32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33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34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P135" style:parent-style-name="Normal" style:family="paragraph">
      <style:text-properties fo:color="#FF0000" fo:font-size="16pt" style:font-size-asian="16pt" style:font-size-complex="16pt" fo:language="en" fo:country="US"/>
    </style:style>
    <style:style style:name="P136" style:parent-style-name="Normal" style:family="paragraph">
      <style:text-properties fo:color="#FF0000" fo:font-size="16pt" style:font-size-asian="16pt" style:font-size-complex="16pt"/>
    </style:style>
    <style:style style:name="T137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38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39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40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41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42" style:parent-style-name="Fuentedepárrafopredeter." style:family="text">
      <style:text-properties fo:font-size="16pt" style:font-size-asian="16pt" style:font-size-complex="16pt" fo:language="en" fo:country="US"/>
    </style:style>
    <style:style style:name="T143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44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45" style:parent-style-name="Fuentedepárrafopredeter." style:family="text">
      <style:text-properties fo:font-size="16pt" style:font-size-asian="16pt" style:font-size-complex="16pt" fo:language="en" fo:country="US"/>
    </style:style>
    <style:style style:name="T146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47" style:parent-style-name="Fuentedepárrafopredeter." style:family="text">
      <style:text-properties fo:font-size="16pt" style:font-size-asian="16pt" style:font-size-complex="16pt" fo:language="en" fo:country="US"/>
    </style:style>
    <style:style style:name="T148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49" style:parent-style-name="Fuentedepárrafopredeter." style:family="text">
      <style:text-properties fo:font-size="16pt" style:font-size-asian="16pt" style:font-size-complex="16pt" fo:language="en" fo:country="US"/>
    </style:style>
    <style:style style:name="T150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51" style:parent-style-name="Fuentedepárrafopredeter." style:family="text">
      <style:text-properties fo:font-size="16pt" style:font-size-asian="16pt" style:font-size-complex="16pt" fo:language="en" fo:country="US"/>
    </style:style>
    <style:style style:name="T152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P153" style:parent-style-name="Normal" style:family="paragraph">
      <style:text-properties fo:font-size="16pt" style:font-size-asian="16pt" style:font-size-complex="16pt" fo:language="en" fo:country="US"/>
    </style:style>
    <style:style style:name="P15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155" style:parent-style-name="Fuentedepárrafopredeter." style:family="text">
      <style:text-properties fo:color="#70AD47" fo:font-size="16pt" style:font-size-asian="16pt" style:font-size-complex="16pt"/>
    </style:style>
    <style:style style:name="T156" style:parent-style-name="Fuentedepárrafopredeter." style:family="text">
      <style:text-properties fo:color="#FF0000" fo:font-size="16pt" style:font-size-asian="16pt" style:font-size-complex="16pt"/>
    </style:style>
    <style:style style:name="T157" style:parent-style-name="Fuentedepárrafopredeter." style:family="text">
      <style:text-properties fo:font-size="16pt" style:font-size-asian="16pt" style:font-size-complex="16pt"/>
    </style:style>
    <style:style style:name="T158" style:parent-style-name="Fuentedepárrafopredeter." style:family="text">
      <style:text-properties fo:color="#70AD47" fo:font-size="16pt" style:font-size-asian="16pt" style:font-size-complex="16pt"/>
    </style:style>
    <style:style style:name="T159" style:parent-style-name="Fuentedepárrafopredeter." style:family="text">
      <style:text-properties fo:color="#FF0000" fo:font-size="16pt" style:font-size-asian="16pt" style:font-size-complex="16pt"/>
    </style:style>
    <style:style style:name="T160" style:parent-style-name="Fuentedepárrafopredeter." style:family="text">
      <style:text-properties fo:color="#70AD47" fo:font-size="16pt" style:font-size-asian="16pt" style:font-size-complex="16pt"/>
    </style:style>
    <style:style style:name="T161" style:parent-style-name="Fuentedepárrafopredeter." style:family="text">
      <style:text-properties fo:color="#FF0000" fo:font-size="16pt" style:font-size-asian="16pt" style:font-size-complex="16pt"/>
    </style:style>
    <style:style style:name="T162" style:parent-style-name="Fuentedepárrafopredeter." style:family="text">
      <style:text-properties fo:color="#70AD47" fo:font-size="16pt" style:font-size-asian="16pt" style:font-size-complex="16pt"/>
    </style:style>
    <style:style style:name="T163" style:parent-style-name="Fuentedepárrafopredeter." style:family="text">
      <style:text-properties fo:color="#FF0000" fo:font-size="16pt" style:font-size-asian="16pt" style:font-size-complex="16pt"/>
    </style:style>
    <style:style style:name="T164" style:parent-style-name="Fuentedepárrafopredeter." style:family="text">
      <style:text-properties fo:color="#70AD47" fo:font-size="16pt" style:font-size-asian="16pt" style:font-size-complex="16pt"/>
    </style:style>
    <style:style style:name="T165" style:parent-style-name="Fuentedepárrafopredeter." style:family="text">
      <style:text-properties fo:font-size="16pt" style:font-size-asian="16pt" style:font-size-complex="16pt"/>
    </style:style>
    <style:style style:name="T166" style:parent-style-name="Fuentedepárrafopredeter." style:family="text">
      <style:text-properties fo:color="#FF0000" fo:font-size="16pt" style:font-size-asian="16pt" style:font-size-complex="16pt"/>
    </style:style>
    <style:style style:name="T167" style:parent-style-name="Fuentedepárrafopredeter." style:family="text">
      <style:text-properties fo:font-size="16pt" style:font-size-asian="16pt" style:font-size-complex="16pt"/>
    </style:style>
    <style:style style:name="T168" style:parent-style-name="Fuentedepárrafopredeter." style:family="text">
      <style:text-properties fo:color="#70AD47" fo:font-size="16pt" style:font-size-asian="16pt" style:font-size-complex="16pt"/>
    </style:style>
    <style:style style:name="P169" style:parent-style-name="Normal" style:family="paragraph">
      <style:text-properties fo:color="#70AD47" fo:font-size="16pt" style:font-size-asian="16pt" style:font-size-complex="16pt"/>
    </style:style>
    <style:style style:name="P170" style:parent-style-name="Normal" style:family="paragraph">
      <style:text-properties fo:color="#70AD47" fo:font-size="16pt" style:font-size-asian="16pt" style:font-size-complex="16pt"/>
    </style:style>
    <style:style style:name="P171" style:parent-style-name="Normal" style:family="paragraph">
      <style:text-properties fo:color="#70AD47" fo:font-size="16pt" style:font-size-asian="16pt" style:font-size-complex="16pt"/>
    </style:style>
    <style:style style:name="T172" style:parent-style-name="Fuentedepárrafopredeter." style:family="text">
      <style:text-properties fo:color="#70AD47" fo:font-size="16pt" style:font-size-asian="16pt" style:font-size-complex="16pt"/>
    </style:style>
    <style:style style:name="P173" style:parent-style-name="Normal" style:family="paragraph">
      <style:text-properties fo:font-size="16pt" style:font-size-asian="16pt" style:font-size-complex="16pt"/>
    </style:style>
    <style:style style:name="P174" style:parent-style-name="Normal" style:family="paragraph">
      <style:text-properties fo:font-size="16pt" style:font-size-asian="16pt" style:font-size-complex="16pt"/>
    </style:style>
    <style:style style:name="T175" style:parent-style-name="Textoennegrita" style:family="text">
      <style:text-properties fo:font-size="16pt" style:font-size-asian="16pt" style:font-size-complex="16pt"/>
    </style:style>
    <style:style style:name="P176" style:parent-style-name="Normal" style:family="paragraph">
      <style:text-properties fo:font-size="16pt" style:font-size-asian="16pt" style:font-size-complex="16pt"/>
    </style:style>
    <style:style style:name="P177" style:parent-style-name="Normal" style:family="paragraph">
      <style:text-properties fo:color="#FF0000" fo:font-size="16pt" style:font-size-asian="16pt" style:font-size-complex="16pt" fo:language="en" fo:country="US"/>
    </style:style>
    <style:style style:name="P178" style:parent-style-name="Normal" style:family="paragraph">
      <style:text-properties fo:font-size="16pt" style:font-size-asian="16pt" style:font-size-complex="16pt" fo:language="en" fo:country="US"/>
    </style:style>
    <style:style style:name="T179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80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81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82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83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84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85" style:parent-style-name="Fuentedepárrafopredeter." style:family="text">
      <style:text-properties fo:font-size="16pt" style:font-size-asian="16pt" style:font-size-complex="16pt" fo:language="en" fo:country="US"/>
    </style:style>
    <style:style style:name="T186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87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88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89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90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P191" style:parent-style-name="Normal" style:family="paragraph">
      <style:text-properties fo:font-size="16pt" style:font-size-asian="16pt" style:font-size-complex="16pt" fo:language="en" fo:country="US"/>
    </style:style>
    <style:style style:name="T192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93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94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95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96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97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198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199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200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201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202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203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204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205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206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207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208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209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210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P211" style:parent-style-name="Normal" style:family="paragraph"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P213" style:parent-style-name="Normal" style:family="paragraph">
      <style:text-properties fo:font-size="16pt" style:font-size-asian="16pt" style:font-size-complex="16pt" fo:language="en" fo:country="US"/>
    </style:style>
    <style:style style:name="P214" style:parent-style-name="Normal" style:family="paragraph">
      <style:text-properties fo:font-size="16pt" style:font-size-asian="16pt" style:font-size-complex="16pt" fo:language="en" fo:country="US"/>
    </style:style>
    <style:style style:name="P215" style:parent-style-name="Normal" style:family="paragraph">
      <style:text-properties fo:font-size="16pt" style:font-size-asian="16pt" style:font-size-complex="16pt" fo:language="en" fo:country="US"/>
    </style:style>
    <style:style style:name="T216" style:parent-style-name="Textoennegrita" style:family="text">
      <style:text-properties fo:font-size="16pt" style:font-size-asian="16pt" style:font-size-complex="16pt"/>
    </style:style>
    <style:style style:name="P217" style:parent-style-name="Normal" style:family="paragraph">
      <style:text-properties fo:font-size="16pt" style:font-size-asian="16pt" style:font-size-complex="16pt"/>
    </style:style>
    <style:style style:name="T218" style:parent-style-name="Fuentedepárrafopredeter." style:family="text">
      <style:text-properties fo:color="#70AD47"/>
    </style:style>
    <style:style style:name="T219" style:parent-style-name="Fuentedepárrafopredeter." style:family="text">
      <style:text-properties fo:color="#FF0000"/>
    </style:style>
    <style:style style:name="T220" style:parent-style-name="Fuentedepárrafopredeter." style:family="text">
      <style:text-properties fo:color="#FF0000"/>
    </style:style>
    <style:style style:name="T221" style:parent-style-name="Fuentedepárrafopredeter." style:family="text">
      <style:text-properties fo:color="#70AD47"/>
    </style:style>
    <style:style style:name="T222" style:parent-style-name="Fuentedepárrafopredeter." style:family="text">
      <style:text-properties fo:color="#FF0000"/>
    </style:style>
    <style:style style:name="T223" style:parent-style-name="Fuentedepárrafopredeter." style:family="text">
      <style:text-properties fo:color="#FF0000"/>
    </style:style>
    <style:style style:name="T224" style:parent-style-name="Fuentedepárrafopredeter." style:family="text">
      <style:text-properties fo:color="#70AD47"/>
    </style:style>
    <style:style style:name="T225" style:parent-style-name="Fuentedepárrafopredeter." style:family="text">
      <style:text-properties fo:color="#FF0000"/>
    </style:style>
    <style:style style:name="T226" style:parent-style-name="Fuentedepárrafopredeter." style:family="text">
      <style:text-properties fo:color="#70AD47"/>
    </style:style>
    <style:style style:name="T227" style:parent-style-name="Fuentedepárrafopredeter." style:family="text">
      <style:text-properties fo:color="#FF0000"/>
    </style:style>
    <style:style style:name="T228" style:parent-style-name="Fuentedepárrafopredeter." style:family="text">
      <style:text-properties fo:color="#FF0000"/>
    </style:style>
    <style:style style:name="T229" style:parent-style-name="Fuentedepárrafopredeter." style:family="text">
      <style:text-properties fo:color="#70AD47" style:text-underline-type="single" style:text-underline-style="solid" style:text-underline-width="auto" style:text-underline-mode="continuous"/>
    </style:style>
    <style:style style:name="T230" style:parent-style-name="Fuentedepárrafopredeter." style:family="text">
      <style:text-properties fo:color="#FF0000"/>
    </style:style>
    <style:style style:name="T231" style:parent-style-name="Fuentedepárrafopredeter." style:family="text">
      <style:text-properties fo:color="#70AD47"/>
    </style:style>
    <style:style style:name="T232" style:parent-style-name="Fuentedepárrafopredeter." style:family="text">
      <style:text-properties fo:color="#FF0000"/>
    </style:style>
    <style:style style:name="T233" style:parent-style-name="Fuentedepárrafopredeter." style:family="text">
      <style:text-properties fo:color="#70AD47"/>
    </style:style>
    <style:style style:name="P234" style:parent-style-name="Normal" style:family="paragraph">
      <style:text-properties fo:color="#70AD47"/>
    </style:style>
    <style:style style:name="P235" style:parent-style-name="Normal" style:family="paragraph">
      <style:text-properties fo:color="#70AD47"/>
    </style:style>
    <style:style style:name="T236" style:parent-style-name="Fuentedepárrafopredeter." style:family="text">
      <style:text-properties fo:color="#70AD47" style:text-underline-type="single" style:text-underline-style="solid" style:text-underline-width="auto" style:text-underline-mode="continuous"/>
    </style:style>
    <style:style style:name="T237" style:parent-style-name="Fuentedepárrafopredeter." style:family="text">
      <style:text-properties fo:color="#FF0000"/>
    </style:style>
    <style:style style:name="T238" style:parent-style-name="Fuentedepárrafopredeter." style:family="text">
      <style:text-properties fo:color="#70AD47"/>
    </style:style>
    <style:style style:name="T239" style:parent-style-name="Fuentedepárrafopredeter." style:family="text">
      <style:text-properties fo:color="#FF0000"/>
    </style:style>
    <style:style style:name="T240" style:parent-style-name="Fuentedepárrafopredeter." style:family="text">
      <style:text-properties fo:color="#70AD47"/>
    </style:style>
    <style:style style:name="T241" style:parent-style-name="Fuentedepárrafopredeter." style:family="text">
      <style:text-properties fo:color="#70AD47"/>
    </style:style>
    <style:style style:name="T242" style:parent-style-name="Fuentedepárrafopredeter." style:family="text">
      <style:text-properties fo:color="#FF0000"/>
    </style:style>
    <style:style style:name="T243" style:parent-style-name="Fuentedepárrafopredeter." style:family="text">
      <style:text-properties fo:color="#70AD47"/>
    </style:style>
    <style:style style:name="T244" style:parent-style-name="Fuentedepárrafopredeter." style:family="text">
      <style:text-properties fo:color="#FF0000"/>
    </style:style>
    <style:style style:name="T245" style:parent-style-name="Fuentedepárrafopredeter." style:family="text">
      <style:text-properties fo:color="#70AD47"/>
    </style:style>
    <style:style style:name="T246" style:parent-style-name="Fuentedepárrafopredeter." style:family="text">
      <style:text-properties fo:color="#FF0000"/>
    </style:style>
    <style:style style:name="P247" style:parent-style-name="Normal" style:family="paragraph">
      <style:text-properties fo:color="#FF0000"/>
    </style:style>
    <style:style style:name="P248" style:parent-style-name="Normal" style:family="paragraph">
      <style:text-properties fo:color="#FF0000"/>
    </style:style>
    <style:style style:name="P249" style:parent-style-name="Normal" style:family="paragraph">
      <style:text-properties fo:color="#FF0000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T252" style:parent-style-name="Fuentedepárrafopredeter." style:family="text">
      <style:text-properties fo:color="#FF0000"/>
    </style:style>
    <style:style style:name="T253" style:parent-style-name="Fuentedepárrafopredeter." style:family="text">
      <style:text-properties fo:language="en" fo:country="US"/>
    </style:style>
    <style:style style:name="P254" style:parent-style-name="Standard" style:family="paragraph">
      <style:text-properties fo:language="en" fo:country="US"/>
    </style:style>
    <style:style style:name="T255" style:parent-style-name="Fuentedepárrafopredeter." style:family="text">
      <style:text-properties fo:language="en" fo:country="US"/>
    </style:style>
    <style:style style:name="P25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57" style:parent-style-name="Fuentedepárrafopredeter." style:family="text">
      <style:text-properties fo:color="#70AD47" style:text-underline-type="single" style:text-underline-style="solid" style:text-underline-width="auto" style:text-underline-mode="continuous"/>
    </style:style>
    <style:style style:name="T258" style:parent-style-name="Fuentedepárrafopredeter." style:family="text">
      <style:text-properties fo:color="#FF0000" style:text-underline-type="single" style:text-underline-style="solid" style:text-underline-width="auto" style:text-underline-mode="continuous"/>
    </style:style>
    <style:style style:name="T259" style:parent-style-name="Fuentedepárrafopredeter." style:family="text">
      <style:text-properties fo:color="#70AD47" style:text-underline-type="single" style:text-underline-style="solid" style:text-underline-width="auto" style:text-underline-mode="continuous"/>
    </style:style>
    <style:style style:name="T260" style:parent-style-name="Fuentedepárrafopredeter." style:family="text">
      <style:text-properties fo:color="#FF0000" style:text-underline-type="single" style:text-underline-style="solid" style:text-underline-width="auto" style:text-underline-mode="continuous"/>
    </style:style>
    <style:style style:name="T261" style:parent-style-name="Fuentedepárrafopredeter." style:family="text">
      <style:text-properties fo:color="#FF0000" style:text-underline-type="single" style:text-underline-style="solid" style:text-underline-width="auto" style:text-underline-mode="continuous"/>
    </style:style>
    <style:style style:name="T262" style:parent-style-name="Fuentedepárrafopredeter." style:family="text">
      <style:text-properties fo:color="#FF0000" style:text-underline-type="single" style:text-underline-style="solid" style:text-underline-width="auto" style:text-underline-mode="continuous"/>
    </style:style>
    <style:style style:name="T263" style:parent-style-name="Fuentedepárrafopredeter." style:family="text">
      <style:text-properties fo:color="#70AD47" style:text-underline-type="single" style:text-underline-style="solid" style:text-underline-width="auto" style:text-underline-mode="continuous"/>
    </style:style>
    <style:style style:name="T264" style:parent-style-name="Fuentedepárrafopredeter." style:family="text">
      <style:text-properties fo:color="#FF0000" style:text-underline-type="single" style:text-underline-style="solid" style:text-underline-width="auto" style:text-underline-mode="continuous"/>
    </style:style>
    <style:style style:name="T265" style:parent-style-name="Fuentedepárrafopredeter." style:family="text">
      <style:text-properties fo:color="#70AD47" style:text-underline-type="single" style:text-underline-style="solid" style:text-underline-width="auto" style:text-underline-mode="continuous"/>
    </style:style>
    <style:style style:name="T266" style:parent-style-name="Fuentedepárrafopredeter." style:family="text">
      <style:text-properties fo:color="#FF0000" style:text-underline-type="single" style:text-underline-style="solid" style:text-underline-width="auto" style:text-underline-mode="continuous"/>
    </style:style>
    <style:style style:name="T267" style:parent-style-name="Fuentedepárrafopredeter." style:family="text">
      <style:text-properties fo:color="#FF0000" style:text-underline-type="single" style:text-underline-style="solid" style:text-underline-width="auto" style:text-underline-mode="continuous"/>
    </style:style>
    <style:style style:name="T268" style:parent-style-name="Fuentedepárrafopredeter." style:family="text">
      <style:text-properties fo:color="#FF0000" style:text-underline-type="single" style:text-underline-style="solid" style:text-underline-width="auto" style:text-underline-mode="continuous"/>
    </style:style>
    <style:style style:name="T269" style:parent-style-name="Fuentedepárrafopredeter." style:family="text">
      <style:text-properties fo:color="#FF0000" style:text-underline-type="single" style:text-underline-style="solid" style:text-underline-width="auto" style:text-underline-mode="continuous"/>
    </style:style>
    <style:style style:name="T270" style:parent-style-name="Fuentedepárrafopredeter." style:family="text">
      <style:text-properties fo:color="#FF0000" style:text-underline-type="single" style:text-underline-style="solid" style:text-underline-width="auto" style:text-underline-mode="continuous"/>
    </style:style>
    <style:style style:name="P27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7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7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7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75" style:parent-style-name="Normal" style:family="paragraph">
      <style:paragraph-properties fo:break-before="page"/>
      <style:text-properties style:text-underline-type="single" style:text-underline-style="solid" style:text-underline-width="auto" style:text-underline-mode="continuous" fo:hyphenate="true"/>
    </style:style>
    <style:style style:name="P27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77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T280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281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282" style:parent-style-name="Fuentedepárrafopredeter." style:family="text">
      <style:text-properties fo:font-size="16pt" style:font-size-asian="16pt" style:font-size-complex="16pt" fo:language="en" fo:country="US"/>
    </style:style>
    <style:style style:name="T283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284" style:parent-style-name="Fuentedepárrafopredeter." style:family="text">
      <style:text-properties fo:font-size="16pt" style:font-size-asian="16pt" style:font-size-complex="16pt" fo:language="en" fo:country="US"/>
    </style:style>
    <style:style style:name="T285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286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287" style:parent-style-name="Fuentedepárrafopredeter." style:family="text">
      <style:text-properties fo:font-size="16pt" style:font-size-asian="16pt" style:font-size-complex="16pt" fo:language="en" fo:country="US"/>
    </style:style>
    <style:style style:name="T288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289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290" style:parent-style-name="Fuentedepárrafopredeter." style:family="text">
      <style:text-properties fo:font-size="16pt" style:font-size-asian="16pt" style:font-size-complex="16pt" fo:language="en" fo:country="US"/>
    </style:style>
    <style:style style:name="T291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292" style:parent-style-name="Fuentedepárrafopredeter." style:family="text">
      <style:text-properties fo:font-size="16pt" style:font-size-asian="16pt" style:font-size-complex="16pt" fo:language="en" fo:country="US"/>
    </style:style>
    <style:style style:name="T293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294" style:parent-style-name="Fuentedepárrafopredeter." style:family="text">
      <style:text-properties fo:font-size="16pt" style:font-size-asian="16pt" style:font-size-complex="16pt" fo:language="en" fo:country="US"/>
    </style:style>
    <style:style style:name="T295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296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297" style:parent-style-name="Fuentedepárrafopredeter." style:family="text">
      <style:text-properties fo:font-size="16pt" style:font-size-asian="16pt" style:font-size-complex="16pt" fo:language="en" fo:country="US"/>
    </style:style>
    <style:style style:name="T298" style:parent-style-name="Fuentedepárrafopredeter." style:family="text">
      <style:text-properties fo:font-size="16pt" style:font-size-asian="16pt" style:font-size-complex="16pt" fo:language="en" fo:country="US"/>
    </style:style>
    <style:style style:name="T299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P300" style:parent-style-name="Normal" style:family="paragraph">
      <style:text-properties fo:color="#FF0000" fo:font-size="16pt" style:font-size-asian="16pt" style:font-size-complex="16pt" fo:language="en" fo:country="US"/>
    </style:style>
    <style:style style:name="T301" style:parent-style-name="Fuentedepárrafopredeter." style:family="text">
      <style:text-properties fo:font-size="16pt" style:font-size-asian="16pt" style:font-size-complex="16pt" fo:language="en" fo:country="US"/>
    </style:style>
    <style:style style:name="T302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P303" style:parent-style-name="Normal" style:family="paragraph">
      <style:text-properties fo:font-size="16pt" style:font-size-asian="16pt" style:font-size-complex="16pt" fo:language="en" fo:country="US"/>
    </style:style>
    <style:style style:name="P304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05" style:parent-style-name="Normal" style:family="paragraph">
      <style:text-properties fo:font-size="16pt" style:font-size-asian="16pt" style:font-size-complex="16pt" fo:language="en" fo:country="US"/>
    </style:style>
    <style:style style:name="T306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07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308" style:parent-style-name="Fuentedepárrafopredeter." style:family="text">
      <style:text-properties fo:font-size="16pt" style:font-size-asian="16pt" style:font-size-complex="16pt" fo:language="en" fo:country="US"/>
    </style:style>
    <style:style style:name="T309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10" style:parent-style-name="Fuentedepárrafopredeter." style:family="text">
      <style:text-properties fo:font-size="16pt" style:font-size-asian="16pt" style:font-size-complex="16pt" fo:language="en" fo:country="US"/>
    </style:style>
    <style:style style:name="T311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12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313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14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315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316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P317" style:parent-style-name="Normal" style:family="paragraph">
      <style:text-properties fo:font-size="16pt" style:font-size-asian="16pt" style:font-size-complex="16pt" fo:language="en" fo:country="US"/>
    </style:style>
    <style:style style:name="P318" style:parent-style-name="Normal" style:family="paragraph">
      <style:text-properties fo:font-size="16pt" style:font-size-asian="16pt" style:font-size-complex="16pt" fo:language="en" fo:country="US"/>
    </style:style>
    <style:style style:name="T319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20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321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22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323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324" style:parent-style-name="Fuentedepárrafopredeter." style:family="text">
      <style:text-properties fo:font-size="16pt" style:font-size-asian="16pt" style:font-size-complex="16pt" fo:language="en" fo:country="US"/>
    </style:style>
    <style:style style:name="T325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26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327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P328" style:parent-style-name="Normal" style:family="paragraph">
      <style:text-properties fo:font-size="16pt" style:font-size-asian="16pt" style:font-size-complex="16pt" fo:language="en" fo:country="US"/>
    </style:style>
    <style:style style:name="T329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30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331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32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333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34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335" style:parent-style-name="Fuentedepárrafopredeter." style:family="text">
      <style:text-properties fo:font-size="16pt" style:font-size-asian="16pt" style:font-size-complex="16pt" fo:language="en" fo:country="US"/>
    </style:style>
    <style:style style:name="T336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37" style:parent-style-name="Fuentedepárrafopredeter." style:family="text">
      <style:text-properties fo:font-size="16pt" style:font-size-asian="16pt" style:font-size-complex="16pt" fo:language="en" fo:country="US"/>
    </style:style>
    <style:style style:name="T338" style:parent-style-name="Fuentedepárrafopredeter." style:family="text">
      <style:text-properties fo:font-size="16pt" style:font-size-asian="16pt" style:font-size-complex="16pt" fo:language="en" fo:country="US"/>
    </style:style>
    <style:style style:name="T339" style:parent-style-name="Fuentedepárrafopredeter." style:family="text">
      <style:text-properties fo:color="#FF0000" fo:font-size="16pt" style:font-size-asian="16pt" style:font-size-complex="16pt"/>
    </style:style>
    <style:style style:name="T340" style:parent-style-name="Fuentedepárrafopredeter." style:family="text">
      <style:text-properties fo:color="#70AD47" fo:font-size="16pt" style:font-size-asian="16pt" style:font-size-complex="16pt"/>
    </style:style>
    <style:style style:name="T341" style:parent-style-name="Fuentedepárrafopredeter." style:family="text">
      <style:text-properties fo:color="#FF0000" fo:font-size="16pt" style:font-size-asian="16pt" style:font-size-complex="16pt"/>
    </style:style>
    <style:style style:name="P342" style:parent-style-name="Normal" style:family="paragraph">
      <style:text-properties fo:color="#FF0000" fo:font-size="16pt" style:font-size-asian="16pt" style:font-size-complex="16pt"/>
    </style:style>
    <style:style style:name="P343" style:parent-style-name="Normal" style:family="paragraph">
      <style:text-properties fo:color="#FF0000" fo:font-size="16pt" style:font-size-asian="16pt" style:font-size-complex="16pt" fo:language="en" fo:country="US"/>
    </style:style>
    <style:style style:name="T344" style:parent-style-name="Fuentedepárrafopredeter." style:family="text">
      <style:text-properties fo:color="#FF0000" fo:font-size="16pt" style:font-size-asian="16pt" style:font-size-complex="16pt"/>
    </style:style>
    <style:style style:name="T345" style:parent-style-name="Fuentedepárrafopredeter." style:family="text">
      <style:text-properties fo:color="#FF0000" fo:font-size="16pt" style:font-size-asian="16pt" style:font-size-complex="16pt"/>
    </style:style>
    <style:style style:name="P346" style:parent-style-name="Normal" style:family="paragraph">
      <style:paragraph-properties fo:text-indent="0.4916in"/>
      <style:text-properties fo:color="#FF0000" fo:font-size="16pt" style:font-size-asian="16pt" style:font-size-complex="16pt" fo:language="en" fo:country="US"/>
    </style:style>
    <style:style style:name="P347" style:parent-style-name="Normal" style:family="paragraph">
      <style:paragraph-properties fo:text-indent="0.4916in"/>
      <style:text-properties fo:color="#FF0000" fo:font-size="16pt" style:font-size-asian="16pt" style:font-size-complex="16pt" fo:language="en" fo:country="US"/>
    </style:style>
    <style:style style:name="P348" style:parent-style-name="Normal" style:family="paragraph">
      <style:text-properties fo:color="#FF0000" fo:font-size="16pt" style:font-size-asian="16pt" style:font-size-complex="16pt" fo:language="en" fo:country="US"/>
    </style:style>
    <style:style style:name="P349" style:parent-style-name="Normal" style:family="paragraph">
      <style:text-properties fo:color="#FF0000" fo:font-size="16pt" style:font-size-asian="16pt" style:font-size-complex="16pt" fo:language="en" fo:country="US"/>
    </style:style>
    <style:style style:name="P350" style:parent-style-name="Normal" style:family="paragraph">
      <style:text-properties style:language-asian="es" style:country-asian="ES"/>
    </style:style>
    <style:style style:name="P351" style:parent-style-name="Normal" style:family="paragraph">
      <style:paragraph-properties fo:text-indent="0.4916in"/>
      <style:text-properties style:language-asian="es" style:country-asian="ES"/>
    </style:style>
    <style:style style:name="P352" style:parent-style-name="Normal" style:family="paragraph">
      <style:paragraph-properties fo:text-indent="0.4916in"/>
      <style:text-properties style:language-asian="es" style:country-asian="ES"/>
    </style:style>
    <style:style style:name="P353" style:parent-style-name="Normal" style:family="paragraph">
      <style:text-properties style:language-asian="es" style:country-asian="ES"/>
    </style:style>
    <style:style style:name="T354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55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356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57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358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59" style:parent-style-name="Fuentedepárrafopredeter." style:family="text">
      <style:text-properties fo:font-size="16pt" style:font-size-asian="16pt" style:font-size-complex="16pt" fo:language="en" fo:country="US"/>
    </style:style>
    <style:style style:name="T360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361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62" style:parent-style-name="Fuentedepárrafopredeter." style:family="text">
      <style:text-properties fo:font-size="16pt" style:font-size-asian="16pt" style:font-size-complex="16pt" fo:language="en" fo:country="US"/>
    </style:style>
    <style:style style:name="T363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64" style:parent-style-name="Fuentedepárrafopredeter." style:family="text">
      <style:text-properties fo:color="#70AD47" fo:font-size="16pt" style:font-size-asian="16pt" style:font-size-complex="16pt" fo:language="en" fo:country="US"/>
    </style:style>
    <style:style style:name="T365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P366" style:parent-style-name="Normal" style:family="paragraph">
      <style:text-properties fo:font-size="16pt" style:font-size-asian="16pt" style:font-size-complex="16pt" fo:language="en" fo:country="US"/>
    </style:style>
    <style:style style:name="T367" style:parent-style-name="Fuentedepárrafopredeter." style:family="text">
      <style:text-properties fo:color="#70AD47" fo:font-size="16pt" style:font-size-asian="16pt" style:font-size-complex="16pt"/>
    </style:style>
    <style:style style:name="T368" style:parent-style-name="Fuentedepárrafopredeter." style:family="text">
      <style:text-properties fo:color="#FF0000" fo:font-size="16pt" style:font-size-asian="16pt" style:font-size-complex="16pt"/>
    </style:style>
    <style:style style:name="T369" style:parent-style-name="Fuentedepárrafopredeter." style:family="text">
      <style:text-properties fo:color="#70AD47" fo:font-size="16pt" style:font-size-asian="16pt" style:font-size-complex="16pt"/>
    </style:style>
    <style:style style:name="T370" style:parent-style-name="Fuentedepárrafopredeter." style:family="text">
      <style:text-properties fo:font-size="16pt" style:font-size-asian="16pt" style:font-size-complex="16pt"/>
    </style:style>
    <style:style style:name="T371" style:parent-style-name="Fuentedepárrafopredeter." style:family="text">
      <style:text-properties fo:color="#FF0000" fo:font-size="16pt" style:font-size-asian="16pt" style:font-size-complex="16pt"/>
    </style:style>
    <style:style style:name="T372" style:parent-style-name="Fuentedepárrafopredeter." style:family="text">
      <style:text-properties fo:color="#70AD47" fo:font-size="16pt" style:font-size-asian="16pt" style:font-size-complex="16pt"/>
    </style:style>
    <style:style style:name="T373" style:parent-style-name="Fuentedepárrafopredeter." style:family="text">
      <style:text-properties fo:color="#FF0000" fo:font-size="16pt" style:font-size-asian="16pt" style:font-size-complex="16pt"/>
    </style:style>
    <style:style style:name="P374" style:parent-style-name="Normal" style:family="paragraph">
      <style:text-properties fo:color="#FF0000" fo:font-size="16pt" style:font-size-asian="16pt" style:font-size-complex="16pt"/>
    </style:style>
    <style:style style:name="T375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76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T377" style:parent-style-name="Fuentedepárrafopredeter." style:family="text">
      <style:text-properties fo:color="#FF0000" fo:font-size="16pt" style:font-size-asian="16pt" style:font-size-complex="16pt" fo:language="en" fo:country="US"/>
    </style:style>
    <style:style style:name="P378" style:parent-style-name="Normal" style:family="paragraph">
      <style:text-properties fo:color="#FF0000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79" style:parent-style-name="Normal" style:family="paragraph">
      <style:text-properties fo:color="#FF0000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80" style:parent-style-name="Normal" style:family="paragraph">
      <style:text-properties fo:color="#FF0000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81" style:parent-style-name="Fuentedepárrafopredeter." style:family="text">
      <style:text-properties fo:language="en" fo:country="US"/>
    </style:style>
    <style:style style:name="T382" style:parent-style-name="Fuentedepárrafopredeter." style:family="text">
      <style:text-properties fo:language="en" fo:country="US"/>
    </style:style>
    <style:style style:name="P383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</office:automatic-styles>
  <office:body>
    <office:text text:use-soft-page-breaks="true">
      <text:p text:style-name="P1"/>
      <text:p text:style-name="P2">Operadores</text:p>
      <text:p text:style-name="P3">// floor división 10 // 3 = 3</text:p>
      <text:p text:style-name="P4"><text:span text:style-name="T5">** Power 4**2=16</text:span></text:p>
      <text:p text:style-name="P6"/>
      <text:p text:style-name="P7">Is x is True</text:p>
      <text:p text:style-name="P8">Is not x is not true</text:p>
      <text:p text:style-name="P9"/>
      <text:p text:style-name="P10">In 5 in x</text:p>
      <text:p text:style-name="P11">Not in 5 not in x</text:p>
      <text:p text:style-name="P12"/>
      <text:p text:style-name="P13">Cadena f</text:p>
      <text:p text:style-name="P14"/>
      <text:p text:style-name="P15">Print(f”Soy {name} de {país}”)</text:p>
      <text:p text:style-name="P16"/>
      <text:p text:style-name="P17"/>
      <text:h text:style-name="P18" text:outline-level="1">Estructuras de datos en Python</text:h>
      <text:p text:style-name="Normal"/>
      <text:p text:style-name="Normal"><text:span text:style-name="Textoennegrita">Listas</text:span></text:p>
      <text:p text:style-name="Normal"/>
      <text:p text:style-name="Normal"><text:span text:style-name="T19">nombre_lista</text:span>:<text:s/><text:span text:style-name="T20">list[</text:span><text:span text:style-name="T21">tipo_dato</text:span><text:span text:style-name="T22">] = [</text:span><text:span text:style-name="T23">d1, d2, d3, d4</text:span><text:span text:style-name="T24">]</text:span></text:p>
      <text:p text:style-name="Normal"><text:span text:style-name="T25">nombre_lista</text:span>.<text:span text:style-name="T26">append(</text:span><text:span text:style-name="T27">dato</text:span><text:span text:style-name="T28">)</text:span></text:p>
      <text:p text:style-name="Normal"><text:span text:style-name="T29">del<text:s/></text:span><text:span text:style-name="T30">nombre_lista</text:span><text:span text:style-name="T31">[</text:span><text:span text:style-name="T32">indice</text:span><text:span text:style-name="T33">]</text:span></text:p>
      <text:p text:style-name="Normal"><text:span text:style-name="T34">nombre_lista.remove(dato)</text:span></text:p>
      <text:p text:style-name="P35"/>
      <text:p text:style-name="P36"/>
      <text:p text:style-name="P37">Metodos</text:p>
      <text:p text:style-name="P38"/>
      <text:p text:style-name="P39">Sorted devuelve una lista</text:p>
      <text:p text:style-name="P40">Sorted(iterable, key = key ,reverse=true | false)</text:p>
      <text:p text:style-name="P41"/>
      <text:p text:style-name="P42">a = ("1", "2", "3", "4", "5", "6")</text:p>
      <text:p text:style-name="P43"/>
      <text:p text:style-name="P44">x = sorted(a, reverse=True)</text:p>
      <text:p text:style-name="P45"/>
      <text:p text:style-name="P46">Sort modifica la lista</text:p>
      <text:p text:style-name="P47">Sort(reverse = true | flase, key=myFunc)</text:p>
      <text:p text:style-name="P48"/>
      <text:p text:style-name="P49">a_list: list[str] = ["1", "2", "3", "4", "5", "6"]</text:p>
      <text:p text:style-name="P50">a_list.sort(reverse=True)  # Ordena la lista en su lugar</text:p>
      <text:p text:style-name="P51">print(a_list)</text:p>
      <text:p text:style-name="P52"/>
      <text:p text:style-name="P53"/>
      <text:p text:style-name="Normal">Cota inferior incluida, cota superior no</text:p>
      <text:p text:style-name="Normal"/>
      <text:soft-page-break/>
      <text:p text:style-name="P54">a_list: list[str] = ["1", "2", "3", "4", "5", "6"]</text:p>
      <text:p text:style-name="Normal">a_list[0:4]</text:p>
      <text:p text:style-name="Normal">Mostraria 1,2,3,4</text:p>
      <text:p text:style-name="Normal">a_list[0:4:] = Va del 0 al 4 de dos en dos</text:p>
      <text:p text:style-name="P55"/>
      <text:p text:style-name="P56">Ver si hay un elemento</text:p>
      <text:p text:style-name="Normal">2 in a_list</text:p>
      <text:p text:style-name="Normal"/>
      <text:p text:style-name="Normal">Extender y añadir listas a listas</text:p>
      <text:p text:style-name="Normal"/>
      <text:p text:style-name="Normal">L1 = [1,2]<text:tab/><text:s/>L2 = [3,4]</text:p>
      <text:p text:style-name="Normal"/>
      <text:p text:style-name="Normal">L1.extend(l2)</text:p>
      <text:p text:style-name="Normal"/>
      <text:p text:style-name="Normal">Suma de listas</text:p>
      <text:p text:style-name="Normal"/>
      <text:p text:style-name="P57">L3: list[int] = l1 + [10,20]</text:p>
      <text:p text:style-name="P58">Print(l3) = [1, 2, 10, 20]</text:p>
      <text:p text:style-name="P59"/>
      <text:p text:style-name="Normal">Copia de una lista<text:s/></text:p>
      <text:p text:style-name="Normal">Number1: list[int] = [1,2,3]</text:p>
      <text:p text:style-name="P60">Numbers2: list[int] = list(number1)</text:p>
      <text:p text:style-name="Normal"><text:span text:style-name="T61">Pilas</text:span></text:p>
      <text:p text:style-name="P62"/>
      <text:p text:style-name="Normal"><text:span text:style-name="T63">nombre_stack</text:span><text:span text:style-name="T64">:<text:s/></text:span><text:span text:style-name="T65">list[</text:span><text:span text:style-name="T66">tipo_dato</text:span><text:span text:style-name="T67">] = [</text:span><text:span text:style-name="T68">d1, d2, d3, d4</text:span><text:span text:style-name="T69">]</text:span></text:p>
      <text:p text:style-name="Normal"><text:span text:style-name="T70">nombre_stack</text:span><text:span text:style-name="T71">.</text:span><text:span text:style-name="T72">append(</text:span><text:span text:style-name="T73">dato</text:span><text:span text:style-name="T74">)</text:span></text:p>
      <text:p text:style-name="Normal"><text:span text:style-name="T75">nombre_stack</text:span><text:span text:style-name="T76">.</text:span><text:span text:style-name="T77">pop()</text:span></text:p>
      <text:p text:style-name="P78"/>
      <text:p text:style-name="P79">students: list[str] = [“Alice”,”Marco”,”Polo”,”Juan”]</text:p>
      <text:p text:style-name="Normal"><text:span text:style-name="T80">student1,student2,*other_studentes = students</text:span></text:p>
      <text:p text:style-name="P81"/>
      <text:p text:style-name="P82"/>
      <text:p text:style-name="P83"/>
      <text:p text:style-name="P84"/>
      <text:p text:style-name="P85"/>
      <text:p text:style-name="Normal"><text:span text:style-name="T86">Sets</text:span></text:p>
      <text:p text:style-name="P87"/>
      <text:p text:style-name="Normal"><text:span text:style-name="T88">Nombre_set<text:s/></text:span><text:span text:style-name="T89">=<text:s/></text:span><text:span text:style-name="T90">set[</text:span><text:span text:style-name="T91">tipo_dato</text:span><text:span text:style-name="T92">] = {</text:span><text:span text:style-name="T93">10, rojo, true</text:span><text:span text:style-name="T94">}</text:span></text:p>
      <text:p text:style-name="Normal"><text:span text:style-name="T95">(Si son muchos tipos d</text:span><text:span text:style-name="T96">e datos es set[any]</text:span></text:p>
      <text:p text:style-name="Normal"><text:span text:style-name="T97">Nombre_set</text:span><text:span text:style-name="T98">.</text:span><text:span text:style-name="T99">add(</text:span><text:span text:style-name="T100">dato</text:span><text:span text:style-name="T101">)</text:span></text:p>
      <text:p text:style-name="Normal"><text:span text:style-name="T102">Nombre_set</text:span><text:span text:style-name="T103">.</text:span><text:span text:style-name="T104">update(</text:span><text:span text:style-name="T105">nombre_lista</text:span><text:span text:style-name="T106">)</text:span></text:p>
      <text:p text:style-name="Normal"><text:span text:style-name="T107">Nombre_set</text:span><text:span text:style-name="T108">.</text:span><text:span text:style-name="T109">discard</text:span><text:span text:style-name="T110">(dato)</text:span></text:p>
      <text:p text:style-name="Normal"/>
      <text:p text:style-name="P111"/>
      <text:soft-page-break/>
      <text:p text:style-name="P112">Tuplas</text:p>
      <text:p text:style-name="P113"/>
      <text:p text:style-name="P114">Nombre_tupla: tuple[tipo_dato] = ( )</text:p>
      <text:p text:style-name="P115"/>
      <text:p text:style-name="P116">Solo_un_dato: tuple[int] = (10,)</text:p>
      <text:p text:style-name="P117"/>
      <text:p text:style-name="Normal"><text:span text:style-name="T118">Print(f”El numero {tupla[indice]}”)</text:span></text:p>
      <text:p text:style-name="P119"/>
      <text:p text:style-name="Normal"><text:span text:style-name="T120">T1:<text:s/></text:span><text:span text:style-name="T121">tuple</text:span><text:span text:style-name="T122">[</text:span><text:span text:style-name="T123">int</text:span><text:span text:style-name="T124">] = (</text:span><text:span text:style-name="T125">1, 2, 3, 4</text:span><text:span text:style-name="T126">)</text:span></text:p>
      <text:p text:style-name="P127"/>
      <text:p text:style-name="Normal"><text:span text:style-name="T128">T2:<text:s/></text:span><text:span text:style-name="T129">tuple</text:span><text:span text:style-name="T130">[</text:span><text:span text:style-name="T131">str</text:span><text:span text:style-name="T132">] = (</text:span><text:span text:style-name="T133">“uno”, “dos”, “tres”</text:span><text:span text:style-name="T134">)</text:span></text:p>
      <text:p text:style-name="P135"/>
      <text:p text:style-name="P136">Crear una tupla a partir de dos</text:p>
      <text:p text:style-name="Normal"/>
      <text:p text:style-name="Normal"><text:span text:style-name="T137">T3:</text:span><text:span text:style-name="T138">tuple</text:span><text:span text:style-name="T139">[</text:span><text:span text:style-name="T140">int<text:s/></text:span><text:span text:style-name="T141">|</text:span><text:span text:style-name="T142"><text:s/></text:span><text:span text:style-name="T143">str</text:span><text:span text:style-name="T144">]</text:span><text:span text:style-name="T145"><text:s/></text:span><text:span text:style-name="T146">=</text:span><text:span text:style-name="T147"><text:s/></text:span><text:span text:style-name="T148">t1</text:span><text:span text:style-name="T149"><text:s/></text:span><text:span text:style-name="T150">+</text:span><text:span text:style-name="T151"><text:s/></text:span><text:span text:style-name="T152">t2</text:span></text:p>
      <text:p text:style-name="P153"/>
      <text:p text:style-name="P154">Multiplicar tupla</text:p>
      <text:p text:style-name="Normal"/>
      <text:p text:style-name="Normal"><text:span text:style-name="T155">Ten</text:span><text:span text:style-name="T156">:</text:span><text:span text:style-name="T157"><text:s/></text:span><text:span text:style-name="T158">tuple</text:span><text:span text:style-name="T159">[</text:span><text:span text:style-name="T160">int</text:span><text:span text:style-name="T161">] = (</text:span><text:span text:style-name="T162">10,</text:span><text:span text:style-name="T163"><text:s/>)</text:span></text:p>
      <text:p text:style-name="Normal"><text:span text:style-name="T164">Ten</text:span><text:span text:style-name="T165"><text:s/></text:span><text:span text:style-name="T166">*</text:span><text:span text:style-name="T167"><text:s/></text:span><text:span text:style-name="T168">10</text:span></text:p>
      <text:p text:style-name="P169">Print(10,10,10,10,10,10,10,10,10)</text:p>
      <text:p text:style-name="P170"/>
      <text:p text:style-name="P171">10 in ten</text:p>
      <text:p text:style-name="Normal"><text:span text:style-name="T172">11 not in ten</text:span></text:p>
      <text:p text:style-name="P173"/>
      <text:p text:style-name="P174"/>
      <text:p text:style-name="Normal"><text:span text:style-name="T175">Namedtuples</text:span></text:p>
      <text:p text:style-name="P176"/>
      <text:p text:style-name="P177">From collections import namedtuple</text:p>
      <text:p text:style-name="P178"/>
      <text:p text:style-name="Normal"><text:span text:style-name="T179">Point<text:s/></text:span><text:span text:style-name="T180">=</text:span><text:span text:style-name="T181"><text:s/>namedtuple</text:span><text:span text:style-name="T182">(</text:span><text:span text:style-name="T183">“Point”</text:span><text:span text:style-name="T184">,</text:span><text:span text:style-name="T185"><text:s/></text:span><text:span text:style-name="T186">[</text:span><text:span text:style-name="T187">“x”</text:span><text:span text:style-name="T188">,</text:span><text:span text:style-name="T189"><text:s/>“y”</text:span><text:span text:style-name="T190">])</text:span></text:p>
      <text:p text:style-name="P191"/>
      <text:p text:style-name="Normal"><text:span text:style-name="T192">P1</text:span><text:span text:style-name="T193"><text:s/>=</text:span><text:span text:style-name="T194"><text:s/>Point</text:span><text:span text:style-name="T195">(</text:span><text:span text:style-name="T196">3</text:span><text:span text:style-name="T197">,</text:span><text:span text:style-name="T198"><text:s/>4</text:span><text:span text:style-name="T199">)</text:span></text:p>
      <text:p text:style-name="Normal"><text:span text:style-name="T200">P2</text:span><text:span text:style-name="T201">=</text:span><text:span text:style-name="T202">Point</text:span><text:span text:style-name="T203">(</text:span><text:span text:style-name="T204">7</text:span><text:span text:style-name="T205">,</text:span><text:span text:style-name="T206"><text:s/>9</text:span><text:span text:style-name="T207">)</text:span></text:p>
      <text:p text:style-name="Normal"><text:span text:style-name="T208">P1</text:span><text:span text:style-name="T209">.</text:span><text:span text:style-name="T210">x</text:span></text:p>
      <text:p text:style-name="P211"/>
      <text:p text:style-name="P212"/>
      <text:p text:style-name="P213"/>
      <text:p text:style-name="P214"/>
      <text:p text:style-name="P215"/>
      <text:p text:style-name="Normal"><text:span text:style-name="T216">Diccionarios</text:span></text:p>
      <text:p text:style-name="Normal"/>
      <text:p text:style-name="P217">Crear</text:p>
      <text:p text:style-name="Normal"><text:span text:style-name="T218">Nombre_diccionario</text:span><text:span text:style-name="T219">:</text:span><text:s/><text:span text:style-name="T220">dict [</text:span><text:span text:style-name="T221">tipo_dato</text:span><text:span text:style-name="T222">] =</text:span><text:s/><text:s/><text:span text:style-name="T223">{</text:span><text:s/><text:span text:style-name="T224">“Alice”: 9.75</text:span><text:span text:style-name="T225">,</text:span><text:s/><text:span text:style-name="T226">“Bob”: 8.5</text:span><text:span text:style-name="T227">}</text:span></text:p>
      <text:p text:style-name="Normal"><text:span text:style-name="T228">Importante el : para separar key value</text:span></text:p>
      <text:p text:style-name="Normal"/>
      <text:p text:style-name="Normal">Añadir KEY /VALOR</text:p>
      <text:p text:style-name="Normal"><text:span text:style-name="T229">Diccionario</text:span><text:span text:style-name="T230">[</text:span><text:span text:style-name="T231">“Mary”</text:span><text:span text:style-name="T232">] =</text:span><text:s/><text:span text:style-name="T233">7.0</text:span></text:p>
      <text:p text:style-name="P234"/>
      <text:p text:style-name="P235">Modificar KEY/VALOR</text:p>
      <text:p text:style-name="Normal"><text:span text:style-name="T236">Diccionario</text:span><text:span text:style-name="T237">[</text:span><text:span text:style-name="T238">“Mary”</text:span><text:span text:style-name="T239">] =</text:span><text:s/><text:span text:style-name="T240">9</text:span><text:span text:style-name="T241">.0</text:span></text:p>
      <text:p text:style-name="Normal">Eliminar usando la KEY</text:p>
      <text:p text:style-name="Normal"><text:span text:style-name="T242">Del<text:s/></text:span><text:span text:style-name="T243">nombre_diccionario</text:span><text:span text:style-name="T244">[</text:span><text:span text:style-name="T245">“Mary”</text:span><text:span text:style-name="T246">]</text:span></text:p>
      <text:p text:style-name="P247"/>
      <text:p text:style-name="P248">Obtener lista de keys.</text:p>
      <text:p text:style-name="P249"/>
      <text:p text:style-name="P250">Names: list[str] = list(nombre_diccionario)</text:p>
      <text:p text:style-name="P251"/>
      <text:p text:style-name="Normal"><text:span text:style-name="T252">Para recorrer un diccionario se usa en un for <text:s/>se usa .items()</text:span></text:p>
      <text:p text:style-name="Normal"/>
      <text:p text:style-name="Standard">   <text:span text:style-name="T253">students_pass: dict[str, int] = {</text:span></text:p>
      <text:p text:style-name="P254">        name: mark for name, mark in students.item() if mark &gt;= 5</text:p>
      <text:p text:style-name="Standard"><text:span text:style-name="T255">   <text:s/></text:span>}</text:p>
      <text:p text:style-name="Normal"/>
      <text:p text:style-name="P256"/>
      <text:p text:style-name="Normal"><text:span text:style-name="T257">Ejemplo<text:s/></text:span><text:span text:style-name="T258">=<text:s/></text:span><text:span text:style-name="T259">Nombre_diccionario</text:span><text:span text:style-name="T260">.keys()</text:span></text:p>
      <text:p text:style-name="Normal"><text:span text:style-name="T261">Ejemplo_list : list[str] = list(ejempl</text:span><text:span text:style-name="T262">o)</text:span></text:p>
      <text:p text:style-name="Normal"><text:span text:style-name="T263">Ejemplo2<text:s/></text:span><text:span text:style-name="T264">=<text:s/></text:span><text:span text:style-name="T265">Nombre_diccionario</text:span><text:span text:style-name="T266">.values()</text:span></text:p>
      <text:p text:style-name="Normal"><text:span text:style-name="T267">Ejemplo_list</text:span><text:span text:style-name="T268">2</text:span><text:span text:style-name="T269"><text:s/>: list[str] = list(ejempl</text:span><text:span text:style-name="T270">o)</text:span></text:p>
      <text:p text:style-name="Normal"/>
      <text:p text:style-name="P271"/>
      <text:p text:style-name="P272">También se pueden crear dict con el constructor</text:p>
      <text:p text:style-name="P273"><text:s/>dict si las keys son string</text:p>
      <text:p text:style-name="P274"/>
      <text:p text:style-name="P275"/>
      <text:p text:style-name="P276"/>
      <text:h text:style-name="Título1" text:outline-level="1">Estructuras de control</text:h>
      <text:p text:style-name="Normal"/>
      <text:p text:style-name="P277">If Elif</text:p>
      <text:p text:style-name="P278"/>
      <text:p text:style-name="P279"/>
      <text:p text:style-name="Normal"><text:span text:style-name="T280">If<text:s/></text:span><text:span text:style-name="T281">number</text:span><text:span text:style-name="T282"><text:s/></text:span><text:span text:style-name="T283">&gt;</text:span><text:span text:style-name="T284"><text:s/></text:span><text:span text:style-name="T285">0</text:span><text:span text:style-name="T286">:</text:span></text:p>
      <text:p text:style-name="Normal"><text:span text:style-name="T287"><text:tab/></text:span><text:span text:style-name="T288">Si</text:span></text:p>
      <text:p text:style-name="Normal"><text:span text:style-name="T289">Elif</text:span><text:span text:style-name="T290"><text:s/></text:span><text:span text:style-name="T291">number</text:span><text:span text:style-name="T292"><text:s/></text:span><text:span text:style-name="T293">&lt;</text:span><text:span text:style-name="T294"><text:s/></text:span><text:span text:style-name="T295">0</text:span><text:span text:style-name="T296">:</text:span></text:p>
      <text:p text:style-name="Normal"><text:span text:style-name="T297"><text:s/></text:span><text:span text:style-name="T298"><text:tab/></text:span><text:span text:style-name="T299">No</text:span></text:p>
      <text:p text:style-name="P300">Else:</text:p>
      <text:p text:style-name="Normal"><text:span text:style-name="T301"><text:tab/></text:span><text:span text:style-name="T302">A</text:span></text:p>
      <text:p text:style-name="P303"/>
      <text:p text:style-name="P304">FOR</text:p>
      <text:p text:style-name="P305"/>
      <text:p text:style-name="Normal"><text:span text:style-name="T306">For<text:s/></text:span><text:span text:style-name="T307">i</text:span><text:span text:style-name="T308"><text:s/></text:span><text:span text:style-name="T309">in</text:span><text:span text:style-name="T310"><text:s/></text:span><text:span text:style-name="T311">range(</text:span><text:span text:style-name="T312">10</text:span><text:span text:style-name="T313">):</text:span></text:p>
      <text:p text:style-name="Normal"><text:span text:style-name="T314"><text:tab/>Print(</text:span><text:span text:style-name="T315">numeros del 0 al 9</text:span><text:span text:style-name="T316">)</text:span></text:p>
      <text:p text:style-name="P317"/>
      <text:p text:style-name="P318"/>
      <text:p text:style-name="Normal"><text:span text:style-name="T319">For<text:s/></text:span><text:span text:style-name="T320">name<text:s/></text:span><text:span text:style-name="T321">in</text:span><text:span text:style-name="T322"><text:s/></text:span><text:span text:style-name="T323">nombres:</text:span></text:p>
      <text:p text:style-name="Normal"><text:span text:style-name="T324"><text:tab/></text:span><text:span text:style-name="T325">Print(</text:span><text:span text:style-name="T326">name</text:span><text:span text:style-name="T327">)</text:span></text:p>
      <text:p text:style-name="P328"/>
      <text:p text:style-name="Normal"><text:span text:style-name="T329">For<text:s/></text:span><text:span text:style-name="T330">name</text:span><text:span text:style-name="T331">,</text:span><text:span text:style-name="T332">mark<text:s/></text:span><text:span text:style-name="T333">in</text:span><text:span text:style-name="T334"><text:s/>nombre_diccionario</text:span><text:span text:style-name="T335">.</text:span><text:span text:style-name="T336">items()</text:span><text:span text:style-name="T337">:</text:span></text:p>
      <text:p text:style-name="Normal"><text:span text:style-name="T338"><text:tab/></text:span><text:span text:style-name="T339">Print(</text:span><text:span text:style-name="T340">f”{name} a sacado un {mark}”</text:span><text:span text:style-name="T341">)</text:span></text:p>
      <text:p text:style-name="P342"/>
      <text:p text:style-name="P343">For i, name<text:s/>in enumerate(students):</text:p>
      <text:p text:style-name="Normal"><text:span text:style-name="T344">//Esto imprime la i como en java</text:span><text:span text:style-name="T345"><text:s/>el i ++</text:span></text:p>
      <text:p text:style-name="P346">Print(i)</text:p>
      <text:p text:style-name="P347"/>
      <text:p text:style-name="P348">WHILE</text:p>
      <text:p text:style-name="P349"/>
      <text:p text:style-name="P350">while contador &lt; 5:<text:s/></text:p>
      <text:p text:style-name="P351">print(f"El contador es {contador}")<text:s/></text:p>
      <text:p text:style-name="P352">contador += 1</text:p>
      <text:p text:style-name="P353">print("¡Bucle while terminado!")<text:s/></text:p>
      <text:p text:style-name="Normal"/>
      <text:p text:style-name="Normal"/>
      <text:p text:style-name="Normal"/>
      <text:p text:style-name="Normal"/>
      <text:soft-page-break/>
      <text:h text:style-name="Título1" text:outline-level="1">Funciones</text:h>
      <text:p text:style-name="Normal"/>
      <text:p text:style-name="Normal"><text:span text:style-name="T354">Def<text:s/></text:span><text:span text:style-name="T355">hello_wolrd</text:span><text:span text:style-name="T356">(</text:span><text:span text:style-name="T357">n1: int</text:span><text:span text:style-name="T358">,</text:span><text:span text:style-name="T359"><text:s/></text:span><text:span text:style-name="T360">n2: int</text:span><text:span text:style-name="T361">) -&gt; str :</text:span></text:p>
      <text:p text:style-name="Normal"><text:span text:style-name="T362"><text:tab/></text:span><text:span text:style-name="T363">Return Print(</text:span><text:span text:style-name="T364">“Hola mundo”</text:span><text:span text:style-name="T365">)</text:span></text:p>
      <text:p text:style-name="P366"/>
      <text:p text:style-name="Normal"><text:span text:style-name="T367">Hello_world</text:span><text:span text:style-name="T368">(</text:span><text:span text:style-name="T369">1</text:span><text:span text:style-name="T370"><text:s/></text:span><text:span text:style-name="T371">,</text:span><text:span text:style-name="T372">2</text:span><text:span text:style-name="T373">)</text:span></text:p>
      <text:p text:style-name="P374"/>
      <text:p text:style-name="Normal"><text:span text:style-name="T375">Def list_ej(l:list[</text:span><text:span text:style-name="T376">int])</text:span><text:span text:style-name="T377"><text:s/>-&gt; list[int]</text:span></text:p>
      <text:p text:style-name="P378"/>
      <text:p text:style-name="P379">Imports</text:p>
      <text:p text:style-name="P380"/>
      <text:p text:style-name="Normal">Para hacer un paquete a una carpeta poner __init__.py</text:p>
      <text:p text:style-name="Normal"><text:span text:style-name="T381">Importat from src.funciones i</text:span><text:span text:style-name="T382">mport show_character</text:span></text:p>
      <text:p text:style-name="P3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FreeSans" svg:font-family="FreeSans" style:font-family-generic="roman" style:font-pitch="variable"/>
    <style:font-face style:name="DejaVu Sans" svg:font-family="DejaVu Sans" style:font-family-generic="swiss" style:font-pitch="variable" svg:panose-1="2 11 6 3 3 8 4 2 2 4"/>
    <style:font-face style:name="Liberation Serif" svg:font-family="Liberation Serif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Georgia" style:font-name-asian="Georg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text-align="center"/>
      <style:text-properties style:font-name="Century Gothic" style:font-name-asian="Century Gothic" style:font-name-complex="Century Gothic" fo:font-weight="bold" style:font-weight-asian="bold" fo:color="#476166" fo:font-size="26pt" style:font-size-asian="26pt" style:font-size-complex="26pt" fo:hyphenate="false"/>
    </style:style>
    <style:style style:name="Título2" style:display-name="Título 2" style:family="paragraph" style:parent-style-name="Normal" style:next-style-name="Normal" style:default-outline-level="2">
      <style:paragraph-properties fo:text-align="center"/>
      <style:text-properties fo:font-weight="bold" style:font-weight-asian="bold" fo:font-size="24pt" style:font-size-asian="24pt" style:font-size-complex="24pt" fo:hyphenate="false"/>
    </style:style>
    <style:style style:name="Título3" style:display-name="Título 3" style:family="paragraph" style:parent-style-name="Título2" style:next-style-name="Normal" style:default-outline-level="3">
      <style:paragraph-properties fo:margin-bottom="0.1666in"/>
      <style:text-properties fo:font-weight="normal" style:font-weight-asian="normal" fo:font-size="18pt" style:font-size-asian="18pt" style:font-size-complex="18pt" fo:hyphenate="false"/>
    </style:style>
    <style:style style:name="Título4" style:display-name="Título 4" style:family="paragraph" style:parent-style-name="Normal" style:next-style-name="Normal" style:default-outline-level="4">
      <style:paragraph-properties fo:text-align="center"/>
      <style:text-properties style:font-name="Century Gothic" style:font-name-asian="Century Gothic" style:font-name-complex="Century Gothic" fo:font-weight="bold" style:font-weight-asian="bold" fo:color="#476166" fo:font-size="14pt" style:font-size-asian="14pt" style:font-size-complex="14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/>
      <style:text-properties style:font-name="Century Gothic" style:font-name-asian="Century Gothic" style:font-name-complex="Century Gothic" fo:font-weight="bold" style:font-weight-asian="bold" fo:color="#476166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Delimitadorgráfico" style:display-name="Delimitador gráfico" style:family="paragraph" style:parent-style-name="Normal">
      <style:text-properties fo:font-size="5pt" style:font-size-asian="5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true"/>
    </style:style>
    <style:style style:name="Text" style:display-name="Text" style:family="paragraph" style:parent-style-name="Normal">
      <style:text-properties fo:font-size="14pt" style:font-size-asian="14pt" style:font-size-complex="14pt" fo:hyphenate="false"/>
    </style:style>
    <style:style style:name="Quotations" style:display-name="Quotations" style:family="paragraph" style:parent-style-name="Normal" style:next-style-name="Normal">
      <style:paragraph-properties fo:margin-bottom="0.0833in" fo:line-height="95%"/>
      <style:text-properties fo:color="#476166" fo:font-size="48pt" style:font-size-asian="48pt" style:font-size-complex="48pt" fo:hyphenate="false"/>
    </style:style>
    <style:style style:name="PredeterminadoLTTitel" style:display-name="Predeterminado~LT~Titel" style:family="paragraph">
      <style:paragraph-properties fo:text-align="center"/>
      <style:text-properties style:font-name="FreeSans" style:font-name-asian="DejaVu Sans" style:font-name-complex="Liberation Serif" style:letter-kerning="true" fo:font-size="44pt" style:font-size-asian="44pt" fo:hyphenate="tru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style:font-name="Century Gothic" style:font-name-asian="Century Gothic" style:font-name-complex="Century Gothic" fo:font-weight="bold" style:font-weight-asian="bold" fo:color="#476166" fo:font-size="26pt" style:font-size-asian="26pt" style:font-size-complex="26pt"/>
    </style:style>
    <style:style style:name="Título2Car" style:display-name="Título 2 Car" style:family="text" style:parent-style-name="Fuentedepárrafopredeter.">
      <style:text-properties fo:font-weight="bold" style:font-weight-asian="bold" fo:font-size="24pt" style:font-size-asian="24pt" style:font-size-complex="24pt"/>
    </style:style>
    <style:style style:name="Título3Car" style:display-name="Título 3 Car" style:family="text" style:parent-style-name="Fuentedepárrafopredeter.">
      <style:text-properties fo:font-size="18pt" style:font-size-asian="18pt" style:font-size-complex="18pt"/>
    </style:style>
    <style:style style:name="Título4Car" style:display-name="Título 4 Car" style:family="text" style:parent-style-name="Fuentedepárrafopredeter.">
      <style:text-properties style:font-name="Century Gothic" style:font-name-asian="Century Gothic" style:font-name-complex="Century Gothic" fo:font-weight="bold" style:font-weight-asian="bold" fo:color="#476166" fo:font-size="14pt" style:font-size-asian="14pt" style:font-size-complex="14pt"/>
    </style:style>
    <style:style style:name="Título5Car" style:display-name="Título 5 Car" style:family="text" style:parent-style-name="Fuentedepárrafopredeter.">
      <style:text-properties style:font-name="Century Gothic" style:font-name-asian="Century Gothic" style:font-name-complex="Century Gothic" fo:font-weight="bold" style:font-weight-asian="bold" fo:color="#476166" fo:font-size="14pt" style:font-size-asian="14pt" style:font-size-complex="14pt"/>
    </style:style>
    <style:style style:name="CitaCar" style:display-name="Cita Car" style:family="text" style:parent-style-name="Fuentedepárrafopredeter.">
      <style:text-properties fo:color="#476166" fo:font-size="48pt" style:font-size-asian="48pt" style:font-size-complex="48pt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TMLconformatoprevio" style:display-name="HTML con formato previo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Fuentedepárrafopredeter."/>
    <style:style style:name="hljs-number" style:display-name="hljs-number" style:family="text" style:parent-style-name="Fuentedepárrafopredeter."/>
    <style:style style:name="hljs-built_in" style:display-name="hljs-built_in" style:family="text" style:parent-style-name="Fuentedepárrafopredeter."/>
    <style:style style:name="hljs-string" style:display-name="hljs-string" style:family="text" style:parent-style-name="Fuentedepárrafopredeter."/>
    <style:style style:name="hljs-subst" style:display-name="hljs-subst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ian Gomez</meta:initial-creator>
    <dc:creator>Brian Gomez</dc:creator>
    <meta:creation-date>2023-09-27T11:50:00Z</meta:creation-date>
    <dc:date>2023-10-25T11:21:00Z</dc:date>
    <meta:template xlink:href="Normal.dotm" xlink:type="simple"/>
    <meta:editing-cycles>18</meta:editing-cycles>
    <meta:editing-duration>PT20700S</meta:editing-duration>
    <meta:user-defined meta:name="ContentTypeId">0x0101006FD6939602A2874CA5F31CC44C0D6D45</meta:user-defined>
    <meta:document-statistic meta:page-count="6" meta:paragraph-count="6" meta:word-count="533" meta:character-count="3460" meta:row-count="24" meta:non-whitespace-character-count="2933"/>
  </office:meta>
</office:document-meta>
</file>